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6000000A0FC95035AC705FF26.png" manifest:media-type="image/png"/>
  <manifest:file-entry manifest:full-path="Pictures/1000000000000280000001E0A0622938D44F21CF.jpg" manifest:media-type="image/jpeg"/>
  <manifest:file-entry manifest:full-path="Pictures/10000000000002E1000003D7B1526D656EAAD51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9.544cm, 6.078cm, 7.579cm, 7.082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676cm" svg:height="5.642cm" svg:x="5.224cm" svg:y="22.8cm">
          <draw:image xlink:href="Pictures/10000201000000F6000000A0FC95035AC705FF26.png" xlink:type="simple" xlink:show="embed" xlink:actuate="onLoad">
            <text:p/>
          </draw:image>
        </draw:frame>
        <draw:frame draw:style-name="gr1" draw:text-style-name="P1" draw:layer="layout" svg:width="16.932cm" svg:height="12.699cm" svg:x="2.568cm" svg:y="1.5cm">
          <draw:image xlink:href="Pictures/1000000000000280000001E0A0622938D44F21CF.jpg" xlink:type="simple" xlink:show="embed" xlink:actuate="onLoad">
            <text:p/>
          </draw:image>
        </draw:frame>
        <draw:frame draw:style-name="gr2" draw:text-style-name="P1" draw:layer="layout" svg:width="2.999cm" svg:height="4.199cm" svg:x="7.6cm" svg:y="18.7cm">
          <draw:image xlink:href="Pictures/10000000000002E1000003D7B1526D656EAAD51F.jpg" xlink:type="simple" xlink:show="embed" xlink:actuate="onLoad">
            <text:p/>
          </draw:image>
        </draw:frame>
        <draw:frame draw:style-name="gr2" draw:text-style-name="P1" draw:layer="layout" svg:width="2.999cm" svg:height="4.199cm" draw:transform="rotate (-3.13705479753461) translate (10.609cm 18.292cm)">
          <draw:image xlink:href="Pictures/10000000000002E1000003D7B1526D656EAAD51F.jpg" xlink:type="simple" xlink:show="embed" xlink:actuate="onLoad">
            <text:p/>
          </draw:image>
        </draw:frame>
        <draw:frame draw:style-name="gr3" draw:text-style-name="P2" draw:layer="layout" svg:width="2.987cm" svg:height="0.962cm" svg:x="4.7cm" svg:y="15.638cm">
          <draw:text-box>
            <text:p>PATTE 1</text:p>
          </draw:text-box>
        </draw:frame>
        <draw:frame draw:style-name="gr3" draw:text-style-name="P2" draw:layer="layout" svg:width="2.987cm" svg:height="0.962cm" svg:x="10.601cm" svg:y="21.138cm">
          <draw:text-box>
            <text:p>PATTE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21:53:33.252000000</meta:creation-date>
    <dc:date>2018-02-08T22:03:11.262000000</dc:date>
    <meta:editing-duration>PT9M38S</meta:editing-duration>
    <meta:editing-cycles>1</meta:editing-cycles>
    <meta:generator>LibreOffice/5.2.7.2$Windows_x86 LibreOffice_project/2b7f1e640c46ceb28adf43ee075a6e8b8439ed10</meta:generator>
    <meta:document-statistic meta:object-count="6"/>
  </office:meta>
</office:document-meta>
</file>